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met" svg:font-family="Helmet, Freesans, Helvetica, Arial, sans-serif"/>
    <style:font-face style:name="open sansregular" svg:font-family="'open sansregular'"/>
    <style:font-face style:name="opensans" svg:font-family="opensans, helvetica, arial,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146cm" loext:contextual-spacing="false" fo:text-align="justify" style:justify-single-word="false" fo:orphans="2" fo:widows="2" fo:text-indent="0cm" style:auto-text-indent="false"/>
      <style:text-properties fo:font-variant="normal" fo:text-transform="none" fo:color="#000000" style:font-name="Times New Roman" fo:font-size="13pt" fo:letter-spacing="normal" fo:font-style="normal" fo:font-weight="normal" style:font-size-asian="13pt" style:font-size-complex="13pt"/>
    </style:style>
    <style:style style:name="P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text-properties style:font-name="Times New Roman" fo:font-size="13pt" officeooo:paragraph-rsid="001f203c" style:font-size-asian="13pt" style:font-size-complex="13pt"/>
    </style:style>
    <style:style style:name="P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Times New Roman" fo:font-size="13pt" fo:letter-spacing="normal" fo:font-style="normal" fo:font-weight="normal" style:font-size-asian="13pt" style:font-size-complex="13pt"/>
    </style:style>
    <style:style style:name="P4" style:family="paragraph" style:parent-style-name="Standard">
      <style:paragraph-properties fo:text-align="center" style:justify-single-word="false"/>
      <style:text-properties style:font-name="Arial" fo:font-weight="bold" officeooo:rsid="00199e1b" officeooo:paragraph-rsid="00199e1b" style:font-weight-asian="bold" style:font-weight-complex="bold"/>
    </style:style>
    <style:style style:name="P5" style:family="paragraph" style:parent-style-name="Standard">
      <style:paragraph-properties fo:text-align="center" style:justify-single-word="false"/>
      <style:text-properties style:font-name="Arial" fo:font-size="15pt" fo:font-weight="bold" officeooo:rsid="00199e1b" officeooo:paragraph-rsid="00199e1b" style:font-size-asian="15pt" style:font-weight-asian="bold" style:font-size-complex="15pt" style:font-weight-complex="bold"/>
    </style:style>
    <style:style style:name="P6" style:family="paragraph" style:parent-style-name="Standard">
      <style:paragraph-properties fo:line-height="100%" fo:text-align="justify" style:justify-single-word="false"/>
      <style:text-properties fo:color="#000000" style:font-name="Times New Roman" fo:font-size="13pt" fo:font-weight="normal" officeooo:paragraph-rsid="001f203c" style:font-size-asian="13pt" style:font-weight-asian="normal" style:font-size-complex="13pt" style:font-weight-complex="normal"/>
    </style:style>
    <style:style style:name="P7" style:family="paragraph" style:parent-style-name="Standard">
      <style:paragraph-properties fo:line-height="100%" fo:text-align="justify" style:justify-single-word="false"/>
      <style:text-properties officeooo:paragraph-rsid="00199e1b"/>
    </style:style>
    <style:style style:name="P8" style:family="paragraph" style:parent-style-name="Standard">
      <style:paragraph-properties fo:line-height="100%" fo:text-align="justify" style:justify-single-word="false"/>
      <style:text-properties fo:font-variant="normal" fo:text-transform="none" fo:color="#000000" style:font-name="Times New Roman" fo:font-size="13pt" fo:letter-spacing="normal" fo:font-style="normal" fo:font-weight="normal" officeooo:paragraph-rsid="00199e1b" style:font-size-asian="13pt" style:font-weight-asian="normal" style:font-size-complex="13pt" style:font-weight-complex="normal"/>
    </style:style>
    <style:style style:name="P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Times New Roman" fo:font-size="13pt" fo:letter-spacing="normal" fo:font-style="normal" fo:font-weight="normal" officeooo:paragraph-rsid="001f203c" style:font-size-asian="13pt" style:font-weight-asian="normal" style:font-size-complex="13pt" style:font-weight-complex="normal"/>
    </style:style>
    <style:style style:name="P1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letter-spacing="normal" fo:font-style="normal" officeooo:paragraph-rsid="001f203c"/>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style:font-weight-asian="normal" style:font-weight-complex="normal"/>
    </style:style>
    <style:style style:name="T3" style:family="text">
      <style:text-properties fo:font-variant="normal" fo:text-transform="none" fo:color="#000000" fo:letter-spacing="normal" fo:font-style="normal" fo:font-weight="normal" officeooo:rsid="0021de0e"/>
    </style:style>
    <style:style style:name="T4" style:family="text">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T5" style:family="text">
      <style:text-properties fo:font-variant="normal" fo:text-transform="none" fo:letter-spacing="normal" fo:font-style="normal"/>
    </style:style>
    <style:style style:name="T6" style:family="text">
      <style:text-properties style:font-name="Arial" fo:font-weight="bold" officeooo:rsid="00199e1b" style:font-weight-asian="bold" style:font-weight-complex="bold"/>
    </style:style>
    <style:style style:name="T7" style:family="text">
      <style:text-properties fo:color="#000000" style:font-name="Times New Roman" fo:font-size="13pt" fo:font-weight="normal" style:font-size-asian="13pt" style:font-weight-asian="normal" style:font-size-complex="13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esquisa: internet quântica</text:p>
      <text:p text:style-name="P4"/>
      <text:p text:style-name="P4"/>
      <text:p text:style-name="P7"><text:span text:style-name="T6"><text:tab/></text:span><text:span text:style-name="T4">A Internet quântica é uma tecnologia que se baseia nos avanços da ciência em relação às partículas subatômicas e promete mais segurança na web em um futuro próximo. A novidade se apresenta como uma solução para os problemas de segurança e roubo de dados que são tão comuns hoje em dia.</text:span><text:span text:style-name="T7"> </text:span></text:p>
      <text:p text:style-name="P6"><text:tab/><text:span text:style-name="T5">Pesquisadores da empresa QuTech realizaram um feito inédito: criaram uma tecnologia muito importante para tornar a internet quântica uma realidade, um protocolo de camada de ligação de dados que traz o fenômeno do entrelaçamento quântico para um cenário prático. Um computador quântico também precisa de tal protocolo para uma transmissão de qubits (bits quânticos) confiável. O que os pesquisadores fizeram foi criar o primeiro protocolo de camada de ligação de dados quântico.</text:span></text:p>
      <text:p text:style-name="P8"><text:tab/>Computadores clássicos utilizam diversos protocolos de comunicação, como o protocolo da internet ou o HTTP. Um protocolo essencial para uma rede é o protocolo de camada de ligação de dados, também chamado de camada de enlace ou camada de link, capaz de superar problemas causados por defeitos de hardware.</text:p>
      <text:p text:style-name="P9"><text:tab/>Outro benefício do novo protocolo é que ele é compatível com muitas plataformas de hardware quântico. Neste estudo, seu desempenho foi testado no centro de vacância de nitrogênio de um diamante, que é essencialmente um computador quântico. Porém, o protocolo também pode ser implementado em armadilhas iônicas e em muitos outros tipos diferentes de hardware quântico.</text:p>
      <text:p text:style-name="P9"><text:tab/>Uma das dificuldades é que dois qubits podem ser entrelaçados. Esse entrelaçamento é uma conexão inquebrável entre os bits e é muito diferente da situação dos protocolos clássicos de camada de enlace, os quais normalmente apenas enviam sinais. </text:p>
      <text:p text:style-name="P2"><text:span text:style-name="T2"><text:tab/></text:span><text:span text:style-name="T1">Usando uma variante do protocolo de Bennett e Brassard, </text:span><text:span text:style-name="T3">o</text:span><text:span text:style-name="T1"> </text:span><text:span text:style-name="T3">satelite chines Micios</text:span><text:span text:style-name="T1"> criou duas chaves</text:span><text:span text:style-name="T3">(QKD)</text:span><text:span text:style-name="T1">, enviando uma para uma estação terrestre em Pequim e outra para Viena, quando passou por cima da cidade. Um computador de bordo combinou as duas chaves secretas para criar uma nova, clássica. Armados com suas chaves privadas, os times de Viena e Pequim puderam chegar a essa chave combinada, subtraindo essencialmente a sua própria, e então aprendendo qual era a chave secreta do outro lugar.</text:span><text:span text:style-name="T5"> </text:span></text:p>
      <text:p text:style-name="P2"><text:span text:style-name="T5"><text:tab/></text:span><text:span text:style-name="T1">Os pesquisadores apresentaram uma infinidade de outras propostas para aplicações na Internet – como leilões, eleições, negociações de contratos e negociação de velocidade – que poderiam explorar os fenômenos quânticos por serem mais rápidos ou mais seguros do que seus equivalentes clássicos.</text:span></text:p>
      <text:p text:style-name="P3"><text:tab/>Mas o maior impacto de uma internet quântica pode ser na própria ciência. A sincronização de relógios usando o emaranhamento poderia melhorar a precisão das redes de navegação do Sistema de Posicionamento Global de metros a milímetros, dizem alguns pesquisadores. E Lukin e outros propuseram usar o emaranhamento para combinar relógios atômicos distantes em um único relógio com precisão amplamente melhorada, o que ele diz que poderia levar a novas formas de detectar ondas gravitacionais, por exemplo.</text:p>
      <text:p text:style-name="P1"><text:tab/>Na astronomia, as redes quânticas podem ligar telescópios ópticos distantes em milhares de quilômetros. Este processo, chamado de interferometria de linha de base muito longa, é aplicado rotineiramente na radioastronomia, mas operar em frequências ópticas requer uma precisão de tempo que está atualmente fora de alcance.</text:p>
      <text:p text:style-name="P10"/>
      <text:p text:style-name="P10"/>
      <text:p text:style-name="P10"><text:soft-page-break/><text:a xlink:type="simple" xlink:href="https://hypescience.com/internet-quantica/" text:style-name="Internet_20_link" text:visited-style-name="Visited_20_Internet_20_Link">https://hypescience.com/internet-quantica/</text:a> </text:p>
      <text:p text:style-name="P10"/>
      <text:p text:style-name="P10"><text:a xlink:type="simple" xlink:href="https://www.techtudo.com.br/noticias/2018/10/o-que-e-internet-quantica-conheca-tecnologia-que-promete-mais-seguranca.ghtml" text:style-name="Internet_20_link" text:visited-style-name="Visited_20_Internet_20_Link">https://www.techtudo.com.br/noticias/2018/10/o-que-e-internet-quantica-conheca-tecnologia-que-promete-mais-seguranca.ghtml</text:a> </text:p>
      <text:p text:style-name="P10"/>
      <text:p text:style-name="P10"><text:a xlink:type="simple" xlink:href="https://www.bbc.com/portuguese/geral-41697094" text:style-name="Internet_20_link" text:visited-style-name="Visited_20_Internet_20_Link">https://www.bbc.com/portuguese/geral-41697094</text:a> </text:p>
      <text:p text:style-name="P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met" svg:font-family="Helmet, Freesans, Helvetica, Arial, sans-serif"/>
    <style:font-face style:name="open sansregular" svg:font-family="'open sansregular'"/>
    <style:font-face style:name="opensans" svg:font-family="opensans, helvetica, arial,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9T16:45:18.791000000</meta:creation-date>
    <dc:date>2019-08-29T19:56:47.535000000</dc:date>
    <meta:editing-duration>PT8M27S</meta:editing-duration>
    <meta:editing-cycles>3</meta:editing-cycles>
    <meta:generator>LibreOffice/6.1.5.2$Windows_X86_64 LibreOffice_project/90f8dcf33c87b3705e78202e3df5142b201bd805</meta:generator>
    <meta:document-statistic meta:table-count="0" meta:image-count="0" meta:object-count="0" meta:page-count="2" meta:paragraph-count="14" meta:word-count="516" meta:character-count="3542" meta:non-whitespace-character-count="3021"/>
  </office:meta>
</office:document-meta>
</file>